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cccccc" draw:fill-color="#cccccc" draw:textarea-horizontal-align="justify" draw:textarea-vertical-align="middle" draw:auto-grow-height="false" fo:min-height="5.95cm" fo:min-width="5.4cm"/>
    </style:style>
    <style:style style:name="gr2" style:family="graphic" style:parent-style-name="objectwithoutfill">
      <style:graphic-properties svg:stroke-color="#000000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3.16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1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6cm" fo:min-width="0.61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0.61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6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2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3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0cm"/>
      <style:paragraph-properties style:writing-mode="lr-tb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3.375cm" fo:min-width="4.889cm"/>
      <style:paragraph-properties style:writing-mode="lr-tb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3.45cm" fo:min-width="4.797cm"/>
      <style:paragraph-properties style:writing-mode="lr-tb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3.147cm" fo:min-width="4.79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0.75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7cm" fo:min-width="0cm"/>
      <style:paragraph-properties style:writing-mode="lr-tb"/>
    </style:style>
    <style:style style:name="gr16" style:family="graphic" style:parent-style-name="objectwithoutfill">
      <style:graphic-properties svg:stroke-color="#000000" draw:fill="none" draw:fill-color="#000000" draw:textarea-vertical-align="middle"/>
    </style:style>
    <style:style style:name="gr17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6cm" fo:min-width="0.759cm"/>
      <style:paragraph-properties style:writing-mode="lr-tb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2.343cm" fo:min-width="2.25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76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1.27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1.419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1.211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0.516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0.51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fo:min-height="0.514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cm" fo:min-width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56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46cm"/>
      <style:paragraph-properties style:writing-mode="lr-tb"/>
    </style:style>
    <style:style style:name="gr31" style:family="graphic" style:parent-style-name="standard">
      <style:graphic-properties svg:stroke-color="#000000" draw:fill-color="#ffffff" draw:textarea-horizontal-align="justify" draw:textarea-vertical-align="middle" draw:auto-grow-height="false" fo:min-height="2.163cm" fo:min-width="4.889cm"/>
      <style:paragraph-properties style:writing-mode="lr-tb"/>
    </style:style>
    <style:style style:name="gr32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33" style:family="graphic" style:parent-style-name="objectwithoutfill">
      <style:graphic-properties svg:stroke-color="#000000" draw:fill="none" draw:fill-color="#ffffff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1.211cm"/>
      <style:paragraph-properties style:writing-mode="lr-tb"/>
    </style:style>
    <style:style style:name="gr35" style:family="graphic" style:parent-style-name="standard">
      <style:graphic-properties svg:stroke-color="#000000" draw:fill-color="#ffffff" draw:textarea-horizontal-align="justify" draw:textarea-vertical-align="middle" draw:auto-grow-height="false" fo:min-height="2.014cm" fo:min-width="0.49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3cm"/>
      <style:paragraph-properties style:writing-mode="lr-tb"/>
    </style:style>
    <style:style style:name="gr37" style:family="graphic" style:parent-style-name="standard">
      <style:graphic-properties svg:stroke-color="#000000" draw:fill-color="#ffffff" draw:textarea-horizontal-align="justify" draw:textarea-vertical-align="middle" draw:auto-grow-height="false" fo:min-height="0.03cm" fo:min-width="0.62cm"/>
    </style:style>
    <style:style style:name="gr38" style:family="graphic" style:parent-style-name="objectwithoutfill">
      <style:graphic-properties draw:marker-end="Arrow" draw:marker-end-width="0.3cm" draw:fill="none" draw:textarea-vertical-align="middl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9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067cm"/>
      <style:paragraph-properties style:writing-mode="lr-tb"/>
    </style:style>
    <style:style style:name="gr41" style:family="graphic" style:parent-style-name="standard">
      <style:graphic-properties svg:stroke-color="#cccccc" draw:fill-color="#cccccc" draw:textarea-horizontal-align="justify" draw:textarea-vertical-align="middle" draw:auto-grow-height="false" fo:min-height="4.45cm" fo:min-width="5.4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3.161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617cm"/>
      <style:paragraph-properties style:writing-mode="lr-tb"/>
    </style:style>
    <style:style style:name="gr44" style:family="graphic" style:parent-style-name="standard">
      <style:graphic-properties svg:stroke-color="#000000" draw:fill-color="#ffffff" draw:textarea-horizontal-align="justify" draw:textarea-vertical-align="middle" draw:auto-grow-height="false" fo:min-height="2.385cm" fo:min-width="4.887cm"/>
      <style:paragraph-properties style:writing-mode="lr-tb"/>
    </style:style>
    <style:style style:name="gr45" style:family="graphic" style:parent-style-name="standard">
      <style:graphic-properties svg:stroke-color="#000000" draw:fill-color="#ffffff" draw:textarea-horizontal-align="justify" draw:textarea-vertical-align="middle" draw:auto-grow-height="false" fo:min-height="2.44cm" fo:min-width="4.795cm"/>
      <style:paragraph-properties style:writing-mode="lr-tb"/>
    </style:style>
    <style:style style:name="gr46" style:family="graphic" style:parent-style-name="standard">
      <style:graphic-properties svg:stroke-color="#000000" draw:fill-color="#ffffff" draw:textarea-horizontal-align="justify" draw:textarea-vertical-align="middle" draw:auto-grow-height="false" fo:min-height="2.219cm" fo:min-width="4.795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759cm"/>
      <style:paragraph-properties style:writing-mode="lr-tb"/>
    </style:style>
    <style:style style:name="gr48" style:family="graphic" style:parent-style-name="standard">
      <style:graphic-properties svg:stroke-color="#000000" draw:fill-color="#ffffff" draw:textarea-horizontal-align="justify" draw:textarea-vertical-align="middle" draw:auto-grow-height="false" fo:min-height="1.854cm" fo:min-width="2.239cm"/>
    </style:style>
    <style:style style:name="gr49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2cm" fo:min-width="1.076cm"/>
      <style:paragraph-properties style:writing-mode="lr-tb"/>
    </style:style>
    <style:style style:name="gr51" style:family="graphic" style:parent-style-name="standard">
      <style:graphic-properties svg:stroke-color="#000000" draw:fill-color="#ffffff" draw:textarea-horizontal-align="justify" draw:textarea-vertical-align="middle" draw:auto-grow-height="false" fo:min-height="1.815cm" fo:min-width="0.583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1.636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1.996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1.036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1.372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076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236cm"/>
      <style:paragraph-properties style:writing-mode="lr-tb"/>
    </style:style>
    <style:style style:name="gr58" style:family="graphic" style:parent-style-name="objectwithoutfill">
      <style:graphic-properties svg:stroke-color="#000000" draw:marker-start="Arrow" draw:fill="none" draw:fill-color="#000000" draw:textarea-vertical-align="middle"/>
    </style:style>
    <style:style style:name="gr59" style:family="graphic" style:parent-style-name="standard">
      <style:graphic-properties svg:stroke-color="#000000" draw:fill-color="#ffffff" draw:textarea-horizontal-align="justify" draw:textarea-vertical-align="middle" draw:auto-grow-height="false" fo:min-height="0.882cm" fo:min-width="0.208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0.768cm"/>
      <style:paragraph-properties style:writing-mode="lr-tb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2pt" style:font-size-asian="18pt" style:font-size-complex="18pt"/>
    </style:style>
    <style:style style:name="P3" style:family="paragraph">
      <loext:graphic-properties draw:fill="none" draw:fill-color="#ffffff"/>
      <style:paragraph-properties style:writing-mode="lr-tb"/>
      <style:text-properties fo:font-size="12pt" style:font-size-asian="18pt" style:font-size-complex="18pt"/>
    </style:style>
    <style:style style:name="P4" style:family="paragraph">
      <style:paragraph-properties fo:text-align="center" style:writing-mode="lr-tb"/>
      <style:text-properties fo:font-size="12pt" style:font-size-asian="18pt" style:font-size-complex="18pt"/>
    </style:style>
    <style:style style:name="P5" style:family="paragraph">
      <loext:graphic-properties draw:fill-color="#ffffff"/>
      <style:paragraph-properties fo:text-align="center" style:writing-mode="lr-tb"/>
      <style:text-properties fo:font-size="12pt" style:font-size-asian="18pt" style:font-size-complex="18pt"/>
    </style:style>
    <style:style style:name="P6" style:family="paragraph">
      <loext:graphic-properties draw:fill="none" draw:fill-color="#000000"/>
      <style:paragraph-properties fo:text-align="center"/>
      <style:text-properties fo:font-size="12pt" style:font-size-asian="18pt" style:font-size-complex="18pt"/>
    </style:style>
    <style:style style:name="P7" style:family="paragraph">
      <loext:graphic-properties draw:fill-color="#000000"/>
      <style:paragraph-properties fo:text-align="center"/>
      <style:text-properties fo:font-size="12pt" style:font-size-asian="18pt" style:font-size-complex="18pt"/>
    </style:style>
    <style:style style:name="P8" style:family="paragraph">
      <loext:graphic-properties draw:fill-color="#ffffff"/>
      <style:paragraph-properties fo:text-align="center"/>
      <style:text-properties fo:font-size="12pt" style:font-size-asian="18pt" style:font-size-complex="18pt"/>
    </style:style>
    <style:style style:name="P9" style:family="paragraph">
      <loext:graphic-properties draw:fill="none" draw:fill-color="#ffffff"/>
      <style:paragraph-properties style:writing-mode="lr-tb"/>
      <style:text-properties fo:font-size="12pt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="none" draw:fill-color="#ffffff"/>
      <style:paragraph-properties fo:text-align="center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font-size="10pt" style:font-size-asian="18pt" style:font-size-complex="18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000000"/>
      <style:paragraph-properties fo:text-align="center"/>
      <style:text-properties fo:font-size="12pt"/>
    </style:style>
    <style:style style:name="P16" style:family="paragraph">
      <loext:graphic-properties draw:fill="none" draw:fill-color="#000000"/>
      <style:paragraph-properties fo:text-align="center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paragraph-properties fo:text-align="center" style:writing-mode="lr-tb"/>
      <style:text-properties fo:font-size="9pt" style:font-size-asian="18pt" style:font-size-complex="18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2pt"/>
    </style:style>
    <style:style style:name="T3" style:family="text">
      <style:text-properties fo:font-size="10pt" style:font-size-asian="18pt" style:font-size-complex="18pt"/>
    </style:style>
    <style:style style:name="T4" style:family="text">
      <style:text-properties fo:font-size="9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5.9cm" svg:height="6.2cm" svg:x="1.1cm" svg:y="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816cm" svg:y1="1.736cm" svg:x2="17.059cm" svg:y2="1.736cm">
          <text:p/>
        </draw:line>
        <draw:line draw:style-name="gr2" draw:text-style-name="P2" draw:layer="layout" svg:x1="3.816cm" svg:y1="2.517cm" svg:x2="16.054cm" svg:y2="2.517cm">
          <text:p/>
        </draw:line>
        <draw:line draw:style-name="gr2" draw:text-style-name="P2" draw:layer="layout" svg:x1="3.816cm" svg:y1="3.299cm" svg:x2="15.05cm" svg:y2="3.299cm">
          <text:p/>
        </draw:line>
        <draw:line draw:style-name="gr2" draw:text-style-name="P2" draw:layer="layout" svg:x1="3.816cm" svg:y1="4.075cm" svg:x2="14.045cm" svg:y2="4.075cm">
          <text:p/>
        </draw:line>
        <draw:line draw:style-name="gr2" draw:text-style-name="P2" draw:layer="layout" svg:x1="3.816cm" svg:y1="4.786cm" svg:x2="12.949cm" svg:y2="4.786cm">
          <text:p/>
        </draw:line>
        <draw:line draw:style-name="gr2" draw:text-style-name="P2" draw:layer="layout" svg:x1="3.816cm" svg:y1="5.668cm" svg:x2="11.944cm" svg:y2="5.668cm">
          <text:p/>
        </draw:line>
        <draw:line draw:style-name="gr2" draw:text-style-name="P2" draw:layer="layout" svg:x1="5.825cm" svg:y1="1.433cm" svg:x2="5.368cm" svg:y2="1.886cm">
          <text:p/>
        </draw:line>
        <draw:frame draw:style-name="gr3" draw:text-style-name="P3" draw:layer="layout" svg:width="3.675cm" svg:height="0.727cm" svg:x="1.876cm" svg:y="1.056cm">
          <draw:text-box>
            <text:p><text:span text:style-name="T1">ALUout (Dir)</text:span></text:p>
          </draw:text-box>
        </draw:frame>
        <draw:frame draw:style-name="gr4" draw:text-style-name="P3" draw:layer="layout" svg:width="1.101cm" svg:height="0.831cm" svg:x="19.77cm" svg:y="8.226cm">
          <draw:text-box>
            <text:p><text:span text:style-name="T1">8</text:span></text:p>
          </draw:text-box>
        </draw:frame>
        <draw:frame draw:style-name="gr5" draw:text-style-name="P3" draw:layer="layout" svg:width="1.101cm" svg:height="0.726cm" svg:x="5.272cm" svg:y="1.636cm">
          <draw:text-box>
            <text:p><text:span text:style-name="T1">32</text:span></text:p>
          </draw:text-box>
        </draw:frame>
        <draw:line draw:style-name="gr2" draw:text-style-name="P2" draw:layer="layout" svg:x1="5.826cm" svg:y1="2.291cm" svg:x2="5.369cm" svg:y2="2.744cm">
          <text:p/>
        </draw:line>
        <draw:frame draw:style-name="gr5" draw:text-style-name="P3" draw:layer="layout" svg:width="1.101cm" svg:height="0.726cm" svg:x="5.273cm" svg:y="2.418cm">
          <draw:text-box>
            <text:p><text:span text:style-name="T1">32</text:span></text:p>
          </draw:text-box>
        </draw:frame>
        <draw:line draw:style-name="gr2" draw:text-style-name="P2" draw:layer="layout" svg:x1="5.827cm" svg:y1="3.072cm" svg:x2="5.37cm" svg:y2="3.525cm">
          <text:p/>
        </draw:line>
        <draw:frame draw:style-name="gr6" draw:text-style-name="P3" draw:layer="layout" svg:width="1.101cm" svg:height="0.727cm" svg:x="5.274cm" svg:y="3.298cm">
          <draw:text-box>
            <text:p><text:span text:style-name="T1">32</text:span></text:p>
          </draw:text-box>
        </draw:frame>
        <draw:frame draw:style-name="gr7" draw:text-style-name="P3" draw:layer="layout" svg:width="2.615cm" svg:height="0.726cm" svg:x="2.903cm" svg:y="1.866cm">
          <draw:text-box>
            <text:p><text:span text:style-name="T1">DataOut</text:span></text:p>
          </draw:text-box>
        </draw:frame>
        <draw:frame draw:style-name="gr7" draw:text-style-name="P3" draw:layer="layout" svg:width="2.615cm" svg:height="0.726cm" svg:x="2.903cm" svg:y="2.648cm">
          <draw:text-box>
            <text:p><text:span text:style-name="T1">DataIn</text:span></text:p>
          </draw:text-box>
        </draw:frame>
        <draw:frame draw:style-name="gr8" draw:text-style-name="P3" draw:layer="layout" svg:width="3.196cm" svg:height="0.802cm" svg:x="2.903cm" svg:y="3.509cm">
          <draw:text-box>
            <text:p><text:span text:style-name="T1">MemWrite</text:span></text:p>
          </draw:text-box>
        </draw:frame>
        <draw:frame draw:style-name="gr9" draw:text-style-name="P3" draw:layer="layout" svg:width="3.196cm" svg:height="0.803cm" svg:x="2.903cm" svg:y="4.211cm">
          <draw:text-box>
            <text:p><text:span text:style-name="T1">MemRead</text:span></text:p>
          </draw:text-box>
        </draw:frame>
        <draw:frame draw:style-name="gr10" draw:text-style-name="P3" draw:layer="layout" svg:width="2.615cm" svg:height="0.727cm" svg:x="2.903cm" svg:y="5.093cm">
          <draw:text-box>
            <text:p><text:span text:style-name="T1">Clock</text:span></text:p>
          </draw:text-box>
        </draw:frame>
        <draw:line draw:style-name="gr2" draw:text-style-name="P2" draw:layer="layout" svg:x1="3.817cm" svg:y1="6.499cm" svg:x2="10.848cm" svg:y2="6.499cm">
          <text:p/>
        </draw:line>
        <draw:frame draw:style-name="gr10" draw:text-style-name="P3" draw:layer="layout" svg:width="2.616cm" svg:height="0.727cm" svg:x="2.903cm" svg:y="5.923cm">
          <draw:text-box>
            <text:p><text:span text:style-name="T1">Reset</text:span></text:p>
          </draw:text-box>
        </draw:frame>
        <draw:custom-shape draw:style-name="gr11" draw:text-style-name="P5" draw:layer="layout" svg:width="5.389cm" svg:height="3.625cm" svg:x="21.26cm" svg:y="4.987cm">
          <text:p text:style-name="P4"><text:span text:style-name="T1">LCD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5.297cm" svg:height="3.7cm" svg:x="21.352cm" svg:y="9.064cm">
          <text:p text:style-name="P4"><text:span text:style-name="T1">Memoria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5.297cm" svg:height="3.397cm" svg:x="21.352cm" svg:y="13.369cm">
          <text:p text:style-name="P4"><text:span text:style-name="T1">ParPort</text:span></text:p>
          <draw:enhanced-geometry svg:viewBox="0 0 21600 21600" draw:type="rectangle" draw:enhanced-path="M 0 0 L 21600 0 21600 21600 0 21600 0 0 Z N"/>
        </draw:custom-shape>
        <draw:frame draw:style-name="gr14" draw:text-style-name="P3" draw:layer="layout" svg:width="1.264cm" svg:height="0.727cm" svg:x="21.442cm" svg:y="5.817cm">
          <draw:text-box>
            <text:p><text:span text:style-name="T1">CS</text:span></text:p>
          </draw:text-box>
        </draw:frame>
        <draw:frame draw:style-name="gr15" draw:text-style-name="P3" draw:layer="layout" svg:width="2.775cm" svg:height="0.817cm" svg:x="21.425cm" svg:y="4.9cm">
          <draw:text-box>
            <text:p><text:span text:style-name="T1">Reset</text:span></text:p>
          </draw:text-box>
        </draw:frame>
        <draw:frame draw:style-name="gr10" draw:text-style-name="P3" draw:layer="layout" svg:width="2.616cm" svg:height="0.727cm" svg:x="21.384cm" svg:y="6.496cm">
          <draw:text-box>
            <text:p><text:span text:style-name="T1">WE</text:span></text:p>
          </draw:text-box>
        </draw:frame>
        <draw:frame draw:style-name="gr7" draw:text-style-name="P3" draw:layer="layout" svg:width="2.616cm" svg:height="0.726cm" svg:x="21.384cm" svg:y="7.13cm">
          <draw:text-box>
            <text:p><text:span text:style-name="T1">Clk</text:span></text:p>
          </draw:text-box>
        </draw:frame>
        <draw:frame draw:style-name="gr10" draw:text-style-name="P3" draw:layer="layout" svg:width="2.616cm" svg:height="0.727cm" svg:x="21.384cm" svg:y="7.733cm">
          <draw:text-box>
            <text:p><text:span text:style-name="T1">Datos</text:span></text:p>
          </draw:text-box>
        </draw:frame>
        <draw:line draw:style-name="gr16" draw:text-style-name="P6" draw:layer="layout" svg:x1="16.054cm" svg:y1="1.3cm" svg:x2="16.054cm" svg:y2="16.993cm">
          <text:p/>
        </draw:line>
        <draw:line draw:style-name="gr16" draw:text-style-name="P6" draw:layer="layout" svg:x1="17.059cm" svg:y1="1.3cm" svg:x2="17.059cm" svg:y2="16.993cm">
          <text:p/>
        </draw:line>
        <draw:line draw:style-name="gr16" draw:text-style-name="P6" draw:layer="layout" svg:x1="15.049cm" svg:y1="1.3cm" svg:x2="15.049cm" svg:y2="16.993cm">
          <text:p/>
        </draw:line>
        <draw:line draw:style-name="gr16" draw:text-style-name="P6" draw:layer="layout" svg:x1="14.045cm" svg:y1="1.3cm" svg:x2="14.045cm" svg:y2="16.993cm">
          <text:p/>
        </draw:line>
        <draw:line draw:style-name="gr16" draw:text-style-name="P6" draw:layer="layout" svg:x1="12.949cm" svg:y1="1.3cm" svg:x2="12.949cm" svg:y2="16.993cm">
          <text:p/>
        </draw:line>
        <draw:line draw:style-name="gr16" draw:text-style-name="P6" draw:layer="layout" svg:x1="11.944cm" svg:y1="1.3cm" svg:x2="11.944cm" svg:y2="16.993cm">
          <text:p/>
        </draw:line>
        <draw:line draw:style-name="gr16" draw:text-style-name="P6" draw:layer="layout" svg:x1="10.848cm" svg:y1="1.3cm" svg:x2="10.848cm" svg:y2="16.993cm">
          <text:p/>
        </draw:line>
        <draw:custom-shape draw:style-name="gr17" draw:text-style-name="P7" draw:layer="layout" svg:width="0.183cm" svg:height="0.152cm" svg:x="10.757cm" svg:y="6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0.183cm" svg:height="0.151cm" svg:x="11.853cm" svg:y="5.5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0.183cm" svg:height="0.152cm" svg:x="12.857cm" svg:y="4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0.182cm" svg:height="0.151cm" svg:x="13.954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0.183cm" svg:height="0.15cm" svg:x="14.958cm" svg:y="3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0.183cm" svg:height="0.152cm" svg:x="15.962cm" svg:y="2.4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0.183cm" svg:height="0.152cm" svg:x="16.967cm" svg:y="1.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3" draw:layer="layout" svg:width="1.264cm" svg:height="0.727cm" svg:x="21.442cm" svg:y="14.047cm">
          <draw:text-box>
            <text:p><text:span text:style-name="T1">CS</text:span></text:p>
          </draw:text-box>
        </draw:frame>
        <draw:frame draw:style-name="gr7" draw:text-style-name="P3" draw:layer="layout" svg:width="2.616cm" svg:height="0.726cm" svg:x="21.442cm" svg:y="13.321cm">
          <draw:text-box>
            <text:p><text:span text:style-name="T1">Reset</text:span></text:p>
          </draw:text-box>
        </draw:frame>
        <draw:frame draw:style-name="gr10" draw:text-style-name="P3" draw:layer="layout" svg:width="2.616cm" svg:height="0.727cm" svg:x="21.384cm" svg:y="15.36cm">
          <draw:text-box>
            <text:p><text:span text:style-name="T1">Clk</text:span></text:p>
          </draw:text-box>
        </draw:frame>
        <draw:frame draw:style-name="gr18" draw:text-style-name="P3" draw:layer="layout" svg:width="2.616cm" svg:height="0.725cm" svg:x="21.384cm" svg:y="15.965cm">
          <draw:text-box>
            <text:p><text:span text:style-name="T1">Datos</text:span></text:p>
          </draw:text-box>
        </draw:frame>
        <draw:frame draw:style-name="gr7" draw:text-style-name="P3" draw:layer="layout" svg:width="2.616cm" svg:height="0.726cm" svg:x="21.384cm" svg:y="14.727cm">
          <draw:text-box>
            <text:p><text:span text:style-name="T1">WE</text:span></text:p>
          </draw:text-box>
        </draw:frame>
        <draw:frame draw:style-name="gr19" draw:text-style-name="P3" draw:layer="layout" svg:width="1.264cm" svg:height="0.726cm" svg:x="21.442cm" svg:y="10.065cm">
          <draw:text-box>
            <text:p><text:span text:style-name="T1">CS</text:span></text:p>
          </draw:text-box>
        </draw:frame>
        <draw:frame draw:style-name="gr7" draw:text-style-name="P3" draw:layer="layout" svg:width="2.616cm" svg:height="0.726cm" svg:x="21.442cm" svg:y="9.423cm">
          <draw:text-box>
            <text:p><text:span text:style-name="T1">Reset</text:span></text:p>
          </draw:text-box>
        </draw:frame>
        <draw:frame draw:style-name="gr18" draw:text-style-name="P3" draw:layer="layout" svg:width="2.616cm" svg:height="0.725cm" svg:x="21.384cm" svg:y="10.606cm">
          <draw:text-box>
            <text:p><text:span text:style-name="T1">WE</text:span></text:p>
          </draw:text-box>
        </draw:frame>
        <draw:frame draw:style-name="gr7" draw:text-style-name="P3" draw:layer="layout" svg:width="2.616cm" svg:height="0.726cm" svg:x="21.384cm" svg:y="11.448cm">
          <draw:text-box>
            <text:p><text:span text:style-name="T1">Clk</text:span></text:p>
          </draw:text-box>
        </draw:frame>
        <draw:frame draw:style-name="gr10" draw:text-style-name="P3" draw:layer="layout" svg:width="2.616cm" svg:height="0.727cm" svg:x="21.384cm" svg:y="11.95cm">
          <draw:text-box>
            <text:p><text:span text:style-name="T1">DataIn</text:span></text:p>
          </draw:text-box>
        </draw:frame>
        <draw:frame draw:style-name="gr10" draw:text-style-name="P3" draw:layer="layout" svg:width="2.615cm" svg:height="0.727cm" svg:x="24.183cm" svg:y="11.811cm">
          <draw:text-box>
            <text:p><text:span text:style-name="T1">DataOut</text:span></text:p>
          </draw:text-box>
        </draw:frame>
        <draw:line draw:style-name="gr16" draw:text-style-name="P6" draw:layer="layout" svg:x1="10.936cm" svg:y1="5.37cm" svg:x2="21.352cm" svg:y2="5.37cm">
          <text:p/>
        </draw:line>
        <draw:custom-shape draw:style-name="gr17" draw:text-style-name="P7" draw:layer="layout" svg:width="0.183cm" svg:height="0.151cm" svg:x="10.743cm" svg:y="5.2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2.759cm" svg:height="2.593cm" svg:x="6.8cm" svg:y="17.407cm">
          <text:p/>
          <draw:enhanced-geometry svg:viewBox="0 0 21600 21600" draw:type="rectangle" draw:enhanced-path="M 0 0 L 21600 0 21600 21600 0 21600 0 0 Z N"/>
        </draw:custom-shape>
        <draw:line draw:style-name="gr16" draw:text-style-name="P6" draw:layer="layout" svg:x1="7.879cm" svg:y1="1.8cm" svg:x2="7.879cm" svg:y2="17.407cm">
          <text:p/>
        </draw:line>
        <draw:line draw:style-name="gr2" draw:text-style-name="P2" draw:layer="layout" svg:x1="8.125cm" svg:y1="16.122cm" svg:x2="7.668cm" svg:y2="16.575cm">
          <text:p/>
        </draw:line>
        <draw:frame draw:style-name="gr4" draw:text-style-name="P3" draw:layer="layout" svg:width="1.1cm" svg:height="0.831cm" svg:x="6.664cm" svg:y="16.047cm">
          <draw:text-box>
            <text:p><text:span text:style-name="T1">32</text:span></text:p>
          </draw:text-box>
        </draw:frame>
        <draw:line draw:style-name="gr16" draw:text-style-name="P6" draw:layer="layout" svg:x1="17.963cm" svg:y1="6.195cm" svg:x2="21.26cm" svg:y2="6.195cm">
          <text:p/>
        </draw:line>
        <draw:line draw:style-name="gr16" draw:text-style-name="P6" draw:layer="layout" svg:x1="9.53cm" svg:y1="18.512cm" svg:x2="18.937cm" svg:y2="18.512cm">
          <text:p/>
        </draw:line>
        <draw:line draw:style-name="gr16" draw:text-style-name="P6" draw:layer="layout" svg:x1="18.976cm" svg:y1="18.512cm" svg:x2="18.976cm" svg:y2="10.348cm">
          <text:p/>
        </draw:line>
        <draw:line draw:style-name="gr16" draw:text-style-name="P6" draw:layer="layout" svg:x1="18.982cm" svg:y1="10.348cm" svg:x2="21.357cm" svg:y2="10.348cm">
          <text:p/>
        </draw:line>
        <draw:line draw:style-name="gr16" draw:text-style-name="P6" draw:layer="layout" svg:x1="9.631cm" svg:y1="19.192cm" svg:x2="19.951cm" svg:y2="19.192cm">
          <text:p/>
        </draw:line>
        <draw:line draw:style-name="gr16" draw:text-style-name="P6" draw:layer="layout" svg:x1="19.89cm" svg:y1="19.191cm" svg:x2="19.89cm" svg:y2="14.5cm">
          <text:p/>
        </draw:line>
        <draw:line draw:style-name="gr16" draw:text-style-name="P6" draw:layer="layout" svg:x1="19.89cm" svg:y1="14.501cm" svg:x2="21.443cm" svg:y2="14.501cm">
          <text:p/>
        </draw:line>
        <draw:custom-shape draw:style-name="gr17" draw:text-style-name="P7" draw:layer="layout" svg:width="0.183cm" svg:height="0.152cm" svg:x="7.831cm" svg:y="1.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6" draw:layer="layout" svg:x1="17.963cm" svg:y1="17.832cm" svg:x2="17.963cm" svg:y2="6.183cm">
          <text:p/>
        </draw:line>
        <draw:line draw:style-name="gr16" draw:text-style-name="P6" draw:layer="layout" svg:x1="9.53cm" svg:y1="17.832cm" svg:x2="17.963cm" svg:y2="17.832cm">
          <text:p/>
        </draw:line>
        <draw:frame draw:style-name="gr21" draw:text-style-name="P3" draw:layer="layout" svg:width="1.261cm" svg:height="0.725cm" svg:x="7.321cm" svg:y="20.102cm">
          <draw:text-box>
            <text:p><text:span text:style-name="T1">Dec</text:span></text:p>
          </draw:text-box>
        </draw:frame>
        <draw:frame draw:style-name="gr22" draw:text-style-name="P9" draw:layer="layout" svg:width="1.779cm" svg:height="0.725cm" svg:x="7.2cm" svg:y="18.7cm">
          <draw:text-box>
            <text:p><text:span text:style-name="T2">csLCD</text:span></text:p>
          </draw:text-box>
        </draw:frame>
        <draw:frame draw:style-name="gr23" draw:text-style-name="P9" draw:layer="layout" svg:width="1.919cm" svg:height="0.725cm" svg:x="7.122cm" svg:y="17.387cm">
          <draw:text-box>
            <text:p><text:span text:style-name="T2">csMEM</text:span></text:p>
          </draw:text-box>
        </draw:frame>
        <draw:frame draw:style-name="gr24" draw:text-style-name="P9" draw:layer="layout" svg:width="1.711cm" svg:height="0.725cm" svg:x="7.323cm" svg:y="17.967cm">
          <draw:text-box>
            <text:p><text:span text:style-name="T2">csPort</text:span></text:p>
          </draw:text-box>
        </draw:frame>
        <draw:line draw:style-name="gr16" draw:text-style-name="P6" draw:layer="layout" svg:x1="14.148cm" svg:y1="6.815cm" svg:x2="21.352cm" svg:y2="6.815cm">
          <text:p/>
        </draw:line>
        <draw:custom-shape draw:style-name="gr17" draw:text-style-name="P7" draw:layer="layout" svg:width="0.182cm" svg:height="0.151cm" svg:x="13.957cm" svg:y="6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6" draw:layer="layout" svg:x1="14.149cm" svg:y1="10.826cm" svg:x2="21.353cm" svg:y2="10.826cm">
          <text:p/>
        </draw:line>
        <draw:custom-shape draw:style-name="gr17" draw:text-style-name="P7" draw:layer="layout" svg:width="0.182cm" svg:height="0.152cm" svg:x="13.958cm" svg:y="1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6" draw:layer="layout" svg:x1="14.15cm" svg:y1="15.061cm" svg:x2="21.354cm" svg:y2="15.061cm">
          <text:p/>
        </draw:line>
        <draw:custom-shape draw:style-name="gr17" draw:text-style-name="P7" draw:layer="layout" svg:width="0.182cm" svg:height="0.152cm" svg:x="13.959cm" svg:y="14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6" draw:layer="layout" svg:x1="12cm" svg:y1="15.741cm" svg:x2="21.356cm" svg:y2="15.741cm">
          <text:p/>
        </draw:line>
        <draw:custom-shape draw:style-name="gr17" draw:text-style-name="P7" draw:layer="layout" svg:width="0.183cm" svg:height="0.151cm" svg:x="11.855cm" svg:y="15.6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6" draw:layer="layout" svg:x1="10.937cm" svg:y1="9.79cm" svg:x2="21.353cm" svg:y2="9.79cm">
          <text:p/>
        </draw:line>
        <draw:custom-shape draw:style-name="gr17" draw:text-style-name="P7" draw:layer="layout" svg:width="0.183cm" svg:height="0.152cm" svg:x="10.744cm" svg:y="9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6" draw:layer="layout" svg:x1="10.938cm" svg:y1="13.701cm" svg:x2="21.354cm" svg:y2="13.701cm">
          <text:p/>
        </draw:line>
        <draw:custom-shape draw:style-name="gr17" draw:text-style-name="P7" draw:layer="layout" svg:width="0.183cm" svg:height="0.151cm" svg:x="10.745cm" svg:y="13.6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6" draw:layer="layout" svg:x1="16.056cm" svg:y1="16.336cm" svg:x2="21.356cm" svg:y2="16.336cm">
          <text:p/>
        </draw:line>
        <draw:custom-shape draw:style-name="gr17" draw:text-style-name="P7" draw:layer="layout" svg:width="0.183cm" svg:height="0.151cm" svg:x="15.967cm" svg:y="16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6" draw:layer="layout" svg:x1="17.064cm" svg:y1="12.307cm" svg:x2="18.799cm" svg:y2="12.307cm">
          <text:p/>
        </draw:line>
        <draw:line draw:style-name="gr16" draw:text-style-name="P6" draw:layer="layout" svg:x1="16.057cm" svg:y1="12.306cm" svg:x2="21.357cm" svg:y2="12.306cm">
          <text:p/>
        </draw:line>
        <draw:custom-shape draw:style-name="gr17" draw:text-style-name="P7" draw:layer="layout" svg:width="0.183cm" svg:height="0.151cm" svg:x="15.968cm" svg:y="12.2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6" draw:layer="layout" svg:x1="16.058cm" svg:y1="8.09cm" svg:x2="21.358cm" svg:y2="8.09cm">
          <text:p/>
        </draw:line>
        <draw:custom-shape draw:style-name="gr17" draw:text-style-name="P7" draw:layer="layout" svg:width="0.183cm" svg:height="0.151cm" svg:x="15.969cm" svg:y="8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0.182cm" svg:height="0.151cm" svg:x="14.966cm" svg:y="13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3" draw:layer="layout" svg:width="3.413cm" svg:height="0.766cm" svg:x="9.731cm" svg:y="17.301cm">
          <draw:text-box>
            <text:p><text:span text:style-name="T1">0x1001</text:span></text:p>
          </draw:text-box>
        </draw:frame>
        <draw:frame draw:style-name="gr26" draw:text-style-name="P3" draw:layer="layout" svg:width="3.413cm" svg:height="0.765cm" svg:x="9.731cm" svg:y="17.941cm">
          <draw:text-box>
            <text:p><text:span text:style-name="T1">0xFFFF8000</text:span></text:p>
          </draw:text-box>
        </draw:frame>
        <draw:frame draw:style-name="gr27" draw:text-style-name="P3" draw:layer="layout" svg:width="3.413cm" svg:height="0.764cm" svg:x="9.728cm" svg:y="18.582cm">
          <draw:text-box>
            <text:p><text:span text:style-name="T1">0xFFFFC000</text:span></text:p>
          </draw:text-box>
        </draw:frame>
        <draw:line draw:style-name="gr2" draw:text-style-name="P2" draw:layer="layout" svg:x1="20.373cm" svg:y1="7.886cm" svg:x2="19.916cm" svg:y2="8.339cm">
          <text:p/>
        </draw:line>
        <draw:frame draw:style-name="gr4" draw:text-style-name="P3" draw:layer="layout" svg:width="1.101cm" svg:height="0.831cm" svg:x="20.272cm" svg:y="16.386cm">
          <draw:text-box>
            <text:p><text:span text:style-name="T1">8</text:span></text:p>
          </draw:text-box>
        </draw:frame>
        <draw:line draw:style-name="gr2" draw:text-style-name="P2" draw:layer="layout" svg:x1="20.875cm" svg:y1="16.131cm" svg:x2="20.418cm" svg:y2="16.584cm">
          <text:p/>
        </draw:line>
        <draw:frame draw:style-name="gr28" draw:text-style-name="P3" draw:layer="layout" svg:width="1.101cm" svg:height="0.83cm" svg:x="19.971cm" svg:y="12.323cm">
          <draw:text-box>
            <text:p><text:span text:style-name="T1">32</text:span></text:p>
          </draw:text-box>
        </draw:frame>
        <draw:line draw:style-name="gr2" draw:text-style-name="P2" draw:layer="layout" svg:x1="20.573cm" svg:y1="12.152cm" svg:x2="20.116cm" svg:y2="12.605cm">
          <text:p/>
        </draw:line>
        <draw:frame draw:style-name="gr4" draw:text-style-name="P3" draw:layer="layout" svg:width="1.101cm" svg:height="0.831cm" svg:x="20.272cm" svg:y="16.386cm">
          <draw:text-box>
            <text:p><text:span text:style-name="T1">8</text:span></text:p>
          </draw:text-box>
        </draw:frame>
        <draw:frame draw:style-name="gr18" draw:text-style-name="P3" draw:layer="layout" svg:width="2.616cm" svg:height="0.725cm" svg:x="21.384cm" svg:y="11.032cm">
          <draw:text-box>
            <text:p><text:span text:style-name="T1">RE</text:span></text:p>
          </draw:text-box>
        </draw:frame>
        <draw:line draw:style-name="gr16" draw:text-style-name="P6" draw:layer="layout" svg:x1="12.9cm" svg:y1="11.336cm" svg:x2="21.355cm" svg:y2="11.336cm">
          <text:p/>
        </draw:line>
        <draw:custom-shape draw:style-name="gr17" draw:text-style-name="P7" draw:layer="layout" svg:width="0.183cm" svg:height="0.151cm" svg:x="12.85cm" svg:y="11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0" draw:layer="layout" svg:width="2.056cm" svg:height="0.962cm" draw:transform="rotate (1.5707963267949) translate (1.338cm 4.8cm)">
          <draw:text-box>
            <text:p>MIPS</text:p>
          </draw:text-box>
        </draw:frame>
        <draw:line draw:style-name="gr16" draw:text-style-name="P6" draw:layer="layout" svg:x1="12cm" svg:y1="11.841cm" svg:x2="21.356cm" svg:y2="11.841cm">
          <text:p/>
        </draw:line>
        <draw:custom-shape draw:style-name="gr17" draw:text-style-name="P7" draw:layer="layout" svg:width="0.183cm" svg:height="0.151cm" svg:x="11.855cm" svg:y="11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6" draw:layer="layout" svg:x1="12cm" svg:y1="7.541cm" svg:x2="21.356cm" svg:y2="7.541cm">
          <text:p/>
        </draw:line>
        <draw:custom-shape draw:style-name="gr17" draw:text-style-name="P7" draw:layer="layout" svg:width="0.183cm" svg:height="0.151cm" svg:x="11.855cm" svg:y="7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2.616cm" svg:height="0.726cm" svg:x="21.442cm" svg:y="8.923cm">
          <draw:text-box>
            <text:p><text:span text:style-name="T1">Dir</text:span></text:p>
          </draw:text-box>
        </draw:frame>
        <draw:line draw:style-name="gr16" draw:text-style-name="P6" draw:layer="layout" svg:x1="17cm" svg:y1="9.29cm" svg:x2="21.353cm" svg:y2="9.29cm">
          <text:p/>
        </draw:line>
        <draw:custom-shape draw:style-name="gr17" draw:text-style-name="P7" draw:layer="layout" svg:width="0.183cm" svg:height="0.152cm" svg:x="16.967cm" svg:y="9.2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0.673cm" svg:y1="9.087cm" svg:x2="20.216cm" svg:y2="9.54cm">
          <text:p/>
        </draw:line>
        <draw:frame draw:style-name="gr4" draw:text-style-name="P3" draw:layer="layout" svg:width="1.101cm" svg:height="0.831cm" svg:x="20.271cm" svg:y="9.127cm">
          <draw:text-box>
            <text:p><text:span text:style-name="T1">8</text:span></text:p>
          </draw:text-box>
        </draw:frame>
        <draw:frame draw:style-name="gr30" draw:text-style-name="P10" draw:layer="layout" svg:width="4.346cm" svg:height="0.962cm" svg:x="1.854cm" svg:y="7.3cm">
          <draw:text-box>
            <text:p>Bus del MIPS</text:p>
          </draw:text-box>
        </draw:frame>
        <draw:custom-shape draw:style-name="gr31" draw:text-style-name="P5" draw:layer="layout" svg:width="5.389cm" svg:height="2.413cm" svg:x="21.26cm" svg:y="1.887cm">
          <text:p text:style-name="P4"><text:span text:style-name="T1">Botones</text:span></text:p>
          <draw:enhanced-geometry svg:viewBox="0 0 21600 21600" draw:type="rectangle" draw:enhanced-path="M 0 0 L 21600 0 21600 21600 0 21600 0 0 Z N"/>
        </draw:custom-shape>
        <draw:line draw:style-name="gr32" draw:text-style-name="P11" draw:layer="layout" svg:x1="28.6cm" svg:y1="2.9cm" svg:x2="26.7cm" svg:y2="2.9cm">
          <text:p/>
        </draw:line>
        <draw:line draw:style-name="gr33" draw:text-style-name="P11" draw:layer="layout" svg:x1="28.2cm" svg:y1="2.5cm" svg:x2="27.8cm" svg:y2="3.1cm">
          <text:p/>
        </draw:line>
        <draw:frame draw:style-name="gr18" draw:text-style-name="P3" draw:layer="layout" svg:width="0.697cm" svg:height="0.725cm" svg:x="27.6cm" svg:y="3.038cm">
          <draw:text-box>
            <text:p><text:span text:style-name="T1">6</text:span></text:p>
          </draw:text-box>
        </draw:frame>
        <draw:frame draw:style-name="gr34" draw:text-style-name="P9" draw:layer="layout" svg:width="2.676cm" svg:height="1.199cm" svg:x="6.824cm" svg:y="19.268cm">
          <draw:text-box>
            <text:p><text:span text:style-name="T2">csEntradas</text:span></text:p>
          </draw:text-box>
        </draw:frame>
        <draw:polyline draw:style-name="gr33" draw:text-style-name="P11" draw:layer="layout" svg:width="1.799cm" svg:height="13.599cm" draw:transform="rotate (-1.5707963267949) translate (28.7cm 11.3cm)" svg:viewBox="0 0 1800 13600" draw:points="0,0 1800,0 1800,13600">
          <text:p/>
        </draw:polyline>
        <draw:polyline draw:style-name="gr33" draw:text-style-name="P11" draw:layer="layout" svg:width="1.399cm" svg:height="2.199cm" svg:x="26.6cm" svg:y="9.9cm" svg:viewBox="0 0 1400 2200" draw:points="0,2200 500,2200 500,0 1400,0 1400,900">
          <text:p/>
        </draw:polyline>
        <draw:polyline draw:style-name="gr33" draw:text-style-name="P11" draw:layer="layout" svg:width="2.499cm" svg:height="6.799cm" svg:x="26.6cm" svg:y="4cm" svg:viewBox="0 0 2500 6800" draw:points="0,0 2500,0 2500,6800">
          <text:p/>
        </draw:polyline>
        <draw:custom-shape draw:style-name="gr35" draw:text-style-name="P12" draw:layer="layout" svg:width="1.4cm" svg:height="3.2cm" svg:x="28.4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13" draw:layer="layout" svg:width="2.53cm" svg:height="0.645cm" draw:transform="rotate (1.5707963267949) translate (28.755cm 8.6cm)">
          <draw:text-box>
            <text:p><text:span text:style-name="T3">Ext. a 32 bits</text:span></text:p>
          </draw:text-box>
        </draw:frame>
        <draw:frame draw:style-name="gr18" draw:text-style-name="P3" draw:layer="layout" svg:width="1cm" svg:height="0.725cm" svg:x="26.9cm" svg:y="11.275cm">
          <draw:text-box>
            <text:p><text:span text:style-name="T1">32</text:span></text:p>
          </draw:text-box>
        </draw:frame>
        <draw:line draw:style-name="gr2" draw:text-style-name="P2" draw:layer="layout" svg:x1="27.357cm" svg:y1="11.2cm" svg:x2="26.9cm" svg:y2="11.653cm">
          <text:p/>
        </draw:line>
        <draw:frame draw:style-name="gr18" draw:text-style-name="P3" draw:layer="layout" svg:width="1cm" svg:height="0.725cm" svg:x="28.9cm" svg:y="9.575cm">
          <draw:text-box>
            <text:p><text:span text:style-name="T1">32</text:span></text:p>
          </draw:text-box>
        </draw:frame>
        <draw:line draw:style-name="gr2" draw:text-style-name="P2" draw:layer="layout" svg:x1="29.357cm" svg:y1="9.5cm" svg:x2="28.9cm" svg:y2="9.953cm">
          <text:p/>
        </draw:line>
        <draw:frame draw:style-name="gr18" draw:text-style-name="P3" draw:layer="layout" svg:width="1cm" svg:height="0.725cm" svg:x="28.9cm" svg:y="4.575cm">
          <draw:text-box>
            <text:p><text:span text:style-name="T1">6</text:span></text:p>
          </draw:text-box>
        </draw:frame>
        <draw:line draw:style-name="gr2" draw:text-style-name="P2" draw:layer="layout" svg:x1="29.357cm" svg:y1="4.5cm" svg:x2="28.9cm" svg:y2="4.953cm">
          <text:p/>
        </draw:line>
        <draw:polyline draw:style-name="gr33" draw:text-style-name="P11" draw:layer="layout" svg:width="19.999cm" svg:height="8.699cm" svg:x="9.6cm" svg:y="11.1cm" svg:viewBox="0 0 20000 8700" draw:points="0,8700 20000,8700 20000,0 19500,0">
          <text:p/>
        </draw:polyline>
        <draw:custom-shape draw:style-name="gr37" draw:text-style-name="P12" draw:layer="layout" svg:width="2cm" svg:height="0.5cm" svg:x="27.6cm" svg:y="10.8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6" draw:text-style-name="P3" draw:layer="layout" svg:width="3.413cm" svg:height="0.765cm" svg:x="9.732cm" svg:y="19.283cm">
          <draw:text-box>
            <text:p><text:span text:style-name="T1">0xFFFFD000</text:span></text:p>
          </draw:text-box>
        </draw:frame>
        <draw:line draw:style-name="gr38" draw:text-style-name="P14" draw:layer="layout" svg:x1="26.7cm" svg:y1="15.1cm" svg:x2="29cm" svg:y2="15.1cm">
          <text:p/>
        </draw:line>
        <draw:frame draw:style-name="gr39" draw:text-style-name="P10" draw:layer="layout" svg:width="5.29cm" svg:height="0.962cm" svg:x="27.7cm" svg:y="14.2cm">
          <draw:text-box>
            <text:p>LEDs de la placa</text:p>
          </draw:text-box>
        </draw:frame>
        <draw:frame draw:style-name="gr40" draw:text-style-name="P10" draw:layer="layout" svg:width="10.256cm" svg:height="1.673cm" svg:x="28.2cm" svg:y="2cm">
          <draw:text-box>
            <text:p>De los botones y llaves de la placa</text:p>
          </draw:text-box>
        </draw:frame>
      </draw:page>
      <draw:page draw:name="page2" draw:style-name="dp1" draw:master-page-name="Predeterminado">
        <draw:custom-shape draw:style-name="gr41" draw:text-style-name="P1" draw:layer="layout" svg:width="5.9cm" svg:height="4.7cm" svg:x="0.7cm" svg:y="1.4cm">
          <text:p/>
          <draw:enhanced-geometry svg:viewBox="0 0 21600 21600" draw:type="rectangle" draw:enhanced-path="M 0 0 L 21600 0 21600 21600 0 21600 0 0 Z N"/>
        </draw:custom-shape>
        <draw:frame draw:style-name="gr30" draw:text-style-name="P10" draw:layer="layout" svg:width="4.346cm" svg:height="0.962cm" svg:x="1.454cm" svg:y="6cm">
          <draw:text-box>
            <text:p>Bus del MIPS</text:p>
          </draw:text-box>
        </draw:frame>
        <draw:line draw:style-name="gr2" draw:text-style-name="P2" draw:layer="layout" svg:x1="2.915cm" svg:y1="2.209cm" svg:x2="16.155cm" svg:y2="2.209cm">
          <text:p/>
        </draw:line>
        <draw:line draw:style-name="gr2" draw:text-style-name="P2" draw:layer="layout" svg:x1="2.915cm" svg:y1="2.777cm" svg:x2="15.15cm" svg:y2="2.777cm">
          <text:p/>
        </draw:line>
        <draw:line draw:style-name="gr2" draw:text-style-name="P2" draw:layer="layout" svg:x1="2.915cm" svg:y1="3.346cm" svg:x2="21.595cm" svg:y2="3.346cm">
          <text:p/>
        </draw:line>
        <draw:line draw:style-name="gr2" draw:text-style-name="P2" draw:layer="layout" svg:x1="2.915cm" svg:y1="3.91cm" svg:x2="13.142cm" svg:y2="3.91cm">
          <text:p/>
        </draw:line>
        <draw:line draw:style-name="gr2" draw:text-style-name="P2" draw:layer="layout" svg:x1="2.915cm" svg:y1="4.427cm" svg:x2="12.046cm" svg:y2="4.427cm">
          <text:p/>
        </draw:line>
        <draw:line draw:style-name="gr2" draw:text-style-name="P2" draw:layer="layout" svg:x1="2.915cm" svg:y1="5.068cm" svg:x2="11.041cm" svg:y2="5.068cm">
          <text:p/>
        </draw:line>
        <draw:line draw:style-name="gr2" draw:text-style-name="P2" draw:layer="layout" svg:x1="4.925cm" svg:y1="1.99cm" svg:x2="4.468cm" svg:y2="2.319cm">
          <text:p/>
        </draw:line>
        <draw:frame draw:style-name="gr42" draw:text-style-name="P3" draw:layer="layout" svg:width="3.674cm" svg:height="0.725cm" svg:x="1.776cm" svg:y="1.615cm">
          <draw:text-box>
            <text:p><text:span text:style-name="T1">ALUout (Dir)</text:span></text:p>
          </draw:text-box>
        </draw:frame>
        <draw:frame draw:style-name="gr43" draw:text-style-name="P3" draw:layer="layout" svg:width="1.101cm" svg:height="0.725cm" svg:x="4.371cm" svg:y="2.137cm">
          <draw:text-box>
            <text:p><text:span text:style-name="T1">32</text:span></text:p>
          </draw:text-box>
        </draw:frame>
        <draw:line draw:style-name="gr2" draw:text-style-name="P2" draw:layer="layout" svg:x1="4.925cm" svg:y1="2.613cm" svg:x2="4.468cm" svg:y2="2.942cm">
          <text:p/>
        </draw:line>
        <draw:frame draw:style-name="gr43" draw:text-style-name="P3" draw:layer="layout" svg:width="1.101cm" svg:height="0.725cm" svg:x="4.372cm" svg:y="2.706cm">
          <draw:text-box>
            <text:p><text:span text:style-name="T1">32</text:span></text:p>
          </draw:text-box>
        </draw:frame>
        <draw:line draw:style-name="gr2" draw:text-style-name="P2" draw:layer="layout" svg:x1="4.926cm" svg:y1="3.181cm" svg:x2="4.469cm" svg:y2="3.51cm">
          <text:p/>
        </draw:line>
        <draw:frame draw:style-name="gr43" draw:text-style-name="P3" draw:layer="layout" svg:width="1.101cm" svg:height="0.725cm" svg:x="4.373cm" svg:y="3.345cm">
          <draw:text-box>
            <text:p><text:span text:style-name="T1">32</text:span></text:p>
          </draw:text-box>
        </draw:frame>
        <draw:frame draw:style-name="gr18" draw:text-style-name="P3" draw:layer="layout" svg:width="2.614cm" svg:height="0.725cm" svg:x="2.003cm" svg:y="2.204cm">
          <draw:text-box>
            <text:p><text:span text:style-name="T1">DataOut</text:span></text:p>
          </draw:text-box>
        </draw:frame>
        <draw:frame draw:style-name="gr18" draw:text-style-name="P3" draw:layer="layout" svg:width="2.614cm" svg:height="0.725cm" svg:x="2.003cm" svg:y="2.773cm">
          <draw:text-box>
            <text:p><text:span text:style-name="T1">DataIn</text:span></text:p>
          </draw:text-box>
        </draw:frame>
        <draw:frame draw:style-name="gr18" draw:text-style-name="P3" draw:layer="layout" svg:width="3.195cm" svg:height="0.725cm" svg:x="2.003cm" svg:y="3.298cm">
          <draw:text-box>
            <text:p><text:span text:style-name="T1">MemWrite</text:span></text:p>
          </draw:text-box>
        </draw:frame>
        <draw:frame draw:style-name="gr18" draw:text-style-name="P3" draw:layer="layout" svg:width="3.195cm" svg:height="0.725cm" svg:x="2.003cm" svg:y="3.809cm">
          <draw:text-box>
            <text:p><text:span text:style-name="T1">MemRead</text:span></text:p>
          </draw:text-box>
        </draw:frame>
        <draw:frame draw:style-name="gr18" draw:text-style-name="P3" draw:layer="layout" svg:width="2.614cm" svg:height="0.725cm" svg:x="2.003cm" svg:y="4.45cm">
          <draw:text-box>
            <text:p><text:span text:style-name="T1">Clock</text:span></text:p>
          </draw:text-box>
        </draw:frame>
        <draw:line draw:style-name="gr2" draw:text-style-name="P2" draw:layer="layout" svg:x1="2.916cm" svg:y1="5.672cm" svg:x2="9.946cm" svg:y2="5.672cm">
          <text:p/>
        </draw:line>
        <draw:frame draw:style-name="gr18" draw:text-style-name="P3" draw:layer="layout" svg:width="2.615cm" svg:height="0.725cm" svg:x="2.003cm" svg:y="5.053cm">
          <draw:text-box>
            <text:p><text:span text:style-name="T1">Reset</text:span></text:p>
          </draw:text-box>
        </draw:frame>
        <draw:custom-shape draw:style-name="gr44" draw:text-style-name="P5" draw:layer="layout" svg:width="5.387cm" svg:height="2.635cm" svg:x="20.356cm" svg:y="4.573cm">
          <text:p text:style-name="P4"><text:span text:style-name="T1">GALOIS</text:span></text:p>
          <draw:enhanced-geometry svg:viewBox="0 0 21600 21600" draw:type="rectangle" draw:enhanced-path="M 0 0 L 21600 0 21600 21600 0 21600 0 0 Z N"/>
        </draw:custom-shape>
        <draw:custom-shape draw:style-name="gr45" draw:text-style-name="P5" draw:layer="layout" svg:width="5.295cm" svg:height="2.69cm" svg:x="20.448cm" svg:y="7.536cm">
          <text:p text:style-name="P4"><text:span text:style-name="T1">Memoria</text:span></text:p>
          <draw:enhanced-geometry svg:viewBox="0 0 21600 21600" draw:type="rectangle" draw:enhanced-path="M 0 0 L 21600 0 21600 21600 0 21600 0 0 Z N"/>
        </draw:custom-shape>
        <draw:custom-shape draw:style-name="gr46" draw:text-style-name="P5" draw:layer="layout" svg:width="5.295cm" svg:height="2.469cm" svg:x="20.448cm" svg:y="10.666cm">
          <text:p text:style-name="P4"><text:span text:style-name="T1">Botones</text:span></text:p>
          <draw:enhanced-geometry svg:viewBox="0 0 21600 21600" draw:type="rectangle" draw:enhanced-path="M 0 0 L 21600 0 21600 21600 0 21600 0 0 Z N"/>
        </draw:custom-shape>
        <draw:frame draw:style-name="gr18" draw:text-style-name="P3" draw:layer="layout" svg:width="2.616cm" svg:height="0.725cm" svg:x="20.52cm" svg:y="4.575cm">
          <draw:text-box>
            <text:p><text:span text:style-name="T1">Reset</text:span></text:p>
          </draw:text-box>
        </draw:frame>
        <draw:frame draw:style-name="gr18" draw:text-style-name="P3" draw:layer="layout" svg:width="2.616cm" svg:height="0.725cm" svg:x="20.479cm" svg:y="5.67cm">
          <draw:text-box>
            <text:p><text:span text:style-name="T1">RE</text:span></text:p>
          </draw:text-box>
        </draw:frame>
        <draw:frame draw:style-name="gr18" draw:text-style-name="P3" draw:layer="layout" svg:width="2.616cm" svg:height="0.725cm" svg:x="20.479cm" svg:y="6.131cm">
          <draw:text-box>
            <text:p><text:span text:style-name="T1">Clk</text:span></text:p>
          </draw:text-box>
        </draw:frame>
        <draw:frame draw:style-name="gr18" draw:text-style-name="P3" draw:layer="layout" svg:width="2.616cm" svg:height="0.725cm" svg:x="24.078cm" svg:y="6.569cm">
          <draw:text-box>
            <text:p><text:span text:style-name="T1">Datos</text:span></text:p>
          </draw:text-box>
        </draw:frame>
        <draw:line draw:style-name="gr16" draw:text-style-name="P6" draw:layer="layout" svg:x1="15.151cm" svg:y1="1.893cm" svg:x2="15.151cm" svg:y2="16.639cm">
          <text:p/>
        </draw:line>
        <draw:line draw:style-name="gr16" draw:text-style-name="P6" draw:layer="layout" svg:x1="16.155cm" svg:y1="1.893cm" svg:x2="16.155cm" svg:y2="16.639cm">
          <text:p/>
        </draw:line>
        <draw:line draw:style-name="gr16" draw:text-style-name="P6" draw:layer="layout" svg:x1="14.146cm" svg:y1="1.893cm" svg:x2="14.146cm" svg:y2="16.639cm">
          <text:p/>
        </draw:line>
        <draw:line draw:style-name="gr16" draw:text-style-name="P6" draw:layer="layout" svg:x1="13.142cm" svg:y1="1.893cm" svg:x2="13.142cm" svg:y2="16.639cm">
          <text:p/>
        </draw:line>
        <draw:line draw:style-name="gr16" draw:text-style-name="P6" draw:layer="layout" svg:x1="12.046cm" svg:y1="1.893cm" svg:x2="12.046cm" svg:y2="16.639cm">
          <text:p/>
        </draw:line>
        <draw:line draw:style-name="gr16" draw:text-style-name="P6" draw:layer="layout" svg:x1="11.042cm" svg:y1="1.893cm" svg:x2="11.042cm" svg:y2="16.639cm">
          <text:p/>
        </draw:line>
        <draw:line draw:style-name="gr16" draw:text-style-name="P6" draw:layer="layout" svg:x1="9.946cm" svg:y1="1.893cm" svg:x2="9.946cm" svg:y2="16.639cm">
          <text:p/>
        </draw:line>
        <draw:custom-shape draw:style-name="gr17" draw:text-style-name="P7" draw:layer="layout" svg:width="0.183cm" svg:height="0.11cm" svg:x="9.855cm" svg:y="5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0.184cm" svg:height="0.11cm" svg:x="10.95cm" svg:y="5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0.184cm" svg:height="0.111cm" svg:x="11.954cm" svg:y="4.3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0.182cm" svg:height="0.11cm" svg:x="13.051cm" svg:y="3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0.183cm" svg:height="0.109cm" svg:x="14.055cm" svg:y="3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0.184cm" svg:height="0.109cm" svg:x="15.058cm" svg:y="2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0.184cm" svg:height="0.111cm" svg:x="16.063cm" svg:y="2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3" draw:layer="layout" svg:width="2.616cm" svg:height="0.725cm" svg:x="20.537cm" svg:y="10.631cm">
          <draw:text-box>
            <text:p><text:span text:style-name="T1">Reset</text:span></text:p>
          </draw:text-box>
        </draw:frame>
        <draw:frame draw:style-name="gr18" draw:text-style-name="P3" draw:layer="layout" svg:width="2.616cm" svg:height="0.725cm" svg:x="20.479cm" svg:y="12.114cm">
          <draw:text-box>
            <text:p><text:span text:style-name="T1">Clk</text:span></text:p>
          </draw:text-box>
        </draw:frame>
        <draw:frame draw:style-name="gr18" draw:text-style-name="P3" draw:layer="layout" svg:width="2.616cm" svg:height="0.725cm" svg:x="24.178cm" svg:y="12.553cm">
          <draw:text-box>
            <text:p><text:span text:style-name="T1">Datos</text:span></text:p>
          </draw:text-box>
        </draw:frame>
        <draw:frame draw:style-name="gr18" draw:text-style-name="P3" draw:layer="layout" svg:width="2.616cm" svg:height="0.725cm" svg:x="20.479cm" svg:y="11.653cm">
          <draw:text-box>
            <text:p><text:span text:style-name="T1">RE</text:span></text:p>
          </draw:text-box>
        </draw:frame>
        <draw:frame draw:style-name="gr47" draw:text-style-name="P3" draw:layer="layout" svg:width="1.264cm" svg:height="0.725cm" svg:x="20.537cm" svg:y="8.264cm">
          <draw:text-box>
            <text:p><text:span text:style-name="T1">CS</text:span></text:p>
          </draw:text-box>
        </draw:frame>
        <draw:frame draw:style-name="gr18" draw:text-style-name="P3" draw:layer="layout" svg:width="2.616cm" svg:height="0.725cm" svg:x="20.537cm" svg:y="7.798cm">
          <draw:text-box>
            <text:p><text:span text:style-name="T1">Reset</text:span></text:p>
          </draw:text-box>
        </draw:frame>
        <draw:frame draw:style-name="gr18" draw:text-style-name="P3" draw:layer="layout" svg:width="2.616cm" svg:height="0.725cm" svg:x="20.479cm" svg:y="8.658cm">
          <draw:text-box>
            <text:p><text:span text:style-name="T1">WE</text:span></text:p>
          </draw:text-box>
        </draw:frame>
        <draw:frame draw:style-name="gr18" draw:text-style-name="P3" draw:layer="layout" svg:width="2.616cm" svg:height="0.725cm" svg:x="20.479cm" svg:y="9.27cm">
          <draw:text-box>
            <text:p><text:span text:style-name="T1">Clk</text:span></text:p>
          </draw:text-box>
        </draw:frame>
        <draw:frame draw:style-name="gr18" draw:text-style-name="P3" draw:layer="layout" svg:width="2.616cm" svg:height="0.725cm" svg:x="20.479cm" svg:y="9.635cm">
          <draw:text-box>
            <text:p><text:span text:style-name="T1">DataIn</text:span></text:p>
          </draw:text-box>
        </draw:frame>
        <draw:frame draw:style-name="gr18" draw:text-style-name="P3" draw:layer="layout" svg:width="2.614cm" svg:height="0.725cm" svg:x="23.278cm" svg:y="9.533cm">
          <draw:text-box>
            <text:p><text:span text:style-name="T1">DataOut</text:span></text:p>
          </draw:text-box>
        </draw:frame>
        <draw:line draw:style-name="gr16" draw:text-style-name="P6" draw:layer="layout" svg:x1="10.033cm" svg:y1="4.851cm" svg:x2="20.447cm" svg:y2="4.851cm">
          <text:p/>
        </draw:line>
        <draw:custom-shape draw:style-name="gr17" draw:text-style-name="P7" draw:layer="layout" svg:width="0.183cm" svg:height="0.11cm" svg:x="9.841cm" svg:y="4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8" draw:layer="layout" svg:width="2.739cm" svg:height="2.104cm" svg:x="5.918cm" svg:y="17.487cm">
          <text:p/>
          <draw:enhanced-geometry svg:viewBox="0 0 21600 21600" draw:type="rectangle" draw:enhanced-path="M 0 0 L 21600 0 21600 21600 0 21600 0 0 Z N"/>
        </draw:custom-shape>
        <draw:line draw:style-name="gr16" draw:text-style-name="P6" draw:layer="layout" svg:x1="6.978cm" svg:y1="2.257cm" svg:x2="6.978cm" svg:y2="17.492cm">
          <text:p/>
        </draw:line>
        <draw:line draw:style-name="gr2" draw:text-style-name="P2" draw:layer="layout" svg:x1="7.224cm" svg:y1="12.667cm" svg:x2="6.767cm" svg:y2="12.996cm">
          <text:p/>
        </draw:line>
        <draw:frame draw:style-name="gr18" draw:text-style-name="P3" draw:layer="layout" svg:width="1.1cm" svg:height="0.725cm" svg:x="5.762cm" svg:y="12.612cm">
          <draw:text-box>
            <text:p><text:span text:style-name="T1">32</text:span></text:p>
          </draw:text-box>
        </draw:frame>
        <draw:line draw:style-name="gr16" draw:text-style-name="P6" draw:layer="layout" svg:x1="17.06cm" svg:y1="1.565cm" svg:x2="22.38cm" svg:y2="1.565cm">
          <text:p/>
        </draw:line>
        <draw:line draw:style-name="gr16" draw:text-style-name="P6" draw:layer="layout" svg:x1="8.629cm" svg:y1="18.291cm" svg:x2="18.1cm" svg:y2="18.3cm">
          <text:p/>
        </draw:line>
        <draw:line draw:style-name="gr16" draw:text-style-name="P6" draw:layer="layout" svg:x1="18.072cm" svg:y1="18.345cm" svg:x2="18.072cm" svg:y2="1.662cm">
          <text:p/>
        </draw:line>
        <draw:line draw:style-name="gr16" draw:text-style-name="P6" draw:layer="layout" svg:x1="18.078cm" svg:y1="8.47cm" svg:x2="20.452cm" svg:y2="8.47cm">
          <text:p/>
        </draw:line>
        <draw:line draw:style-name="gr16" draw:text-style-name="P6" draw:layer="layout" svg:x1="8.729cm" svg:y1="18.785cm" svg:x2="19cm" svg:y2="18.8cm">
          <text:p/>
        </draw:line>
        <draw:line draw:style-name="gr16" draw:text-style-name="P6" draw:layer="layout" svg:x1="18.986cm" svg:y1="18.8cm" svg:x2="18.986cm" svg:y2="1.378cm">
          <text:p/>
        </draw:line>
        <draw:custom-shape draw:style-name="gr17" draw:text-style-name="P7" draw:layer="layout" svg:width="0.182cm" svg:height="0.111cm" svg:x="6.93cm" svg:y="2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6" draw:layer="layout" svg:x1="17.06cm" svg:y1="17.776cm" svg:x2="17.06cm" svg:y2="1.567cm">
          <text:p/>
        </draw:line>
        <draw:line draw:style-name="gr16" draw:text-style-name="P6" draw:layer="layout" svg:x1="8.628cm" svg:y1="17.796cm" svg:x2="17.059cm" svg:y2="17.796cm">
          <text:p/>
        </draw:line>
        <draw:frame draw:style-name="gr21" draw:text-style-name="P3" draw:layer="layout" svg:width="1.26cm" svg:height="0.725cm" svg:x="4.716cm" svg:y="18.155cm">
          <draw:text-box>
            <text:p><text:span text:style-name="T1">Dec</text:span></text:p>
          </draw:text-box>
        </draw:frame>
        <draw:frame draw:style-name="gr22" draw:text-style-name="P9" draw:layer="layout" svg:width="2.311cm" svg:height="0.725cm" svg:x="6.321cm" svg:y="17.378cm">
          <draw:text-box>
            <text:p><text:span text:style-name="T2">csGalois</text:span></text:p>
          </draw:text-box>
        </draw:frame>
        <draw:frame draw:style-name="gr23" draw:text-style-name="P9" draw:layer="layout" svg:width="1.918cm" svg:height="0.725cm" svg:x="6.321cm" svg:y="17.887cm">
          <draw:text-box>
            <text:p><text:span text:style-name="T2">csMEM</text:span></text:p>
          </draw:text-box>
        </draw:frame>
        <draw:frame draw:style-name="gr24" draw:text-style-name="P9" draw:layer="layout" svg:width="3.011cm" svg:height="0.725cm" svg:x="6.321cm" svg:y="18.381cm">
          <draw:text-box>
            <text:p><text:span text:style-name="T2">csBotones</text:span></text:p>
          </draw:text-box>
        </draw:frame>
        <draw:line draw:style-name="gr16" draw:text-style-name="P6" draw:layer="layout" svg:x1="12.097cm" svg:y1="5.902cm" svg:x2="20.448cm" svg:y2="5.902cm">
          <text:p/>
        </draw:line>
        <draw:custom-shape draw:style-name="gr17" draw:text-style-name="P7" draw:layer="layout" svg:width="0.183cm" svg:height="0.11cm" svg:x="11.954cm" svg:y="5.8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6" draw:layer="layout" svg:x1="13.246cm" svg:y1="8.817cm" svg:x2="20.449cm" svg:y2="8.817cm">
          <text:p/>
        </draw:line>
        <draw:custom-shape draw:style-name="gr17" draw:text-style-name="P7" draw:layer="layout" svg:width="0.182cm" svg:height="0.111cm" svg:x="13.055cm" svg:y="8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6" draw:layer="layout" svg:x1="11.997cm" svg:y1="11.896cm" svg:x2="20.45cm" svg:y2="11.896cm">
          <text:p/>
        </draw:line>
        <draw:custom-shape draw:style-name="gr17" draw:text-style-name="P7" draw:layer="layout" svg:width="0.183cm" svg:height="0.111cm" svg:x="11.956cm" svg:y="11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6" draw:layer="layout" svg:x1="11.098cm" svg:y1="12.39cm" svg:x2="20.452cm" svg:y2="12.39cm">
          <text:p/>
        </draw:line>
        <draw:custom-shape draw:style-name="gr17" draw:text-style-name="P7" draw:layer="layout" svg:width="0.184cm" svg:height="0.109cm" svg:x="10.952cm" svg:y="12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6" draw:layer="layout" svg:x1="10.034cm" svg:y1="8.065cm" svg:x2="20.448cm" svg:y2="8.065cm">
          <text:p/>
        </draw:line>
        <draw:custom-shape draw:style-name="gr17" draw:text-style-name="P7" draw:layer="layout" svg:width="0.183cm" svg:height="0.11cm" svg:x="9.842cm" svg:y="8.0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6" draw:layer="layout" svg:x1="10.035cm" svg:y1="10.907cm" svg:x2="20.449cm" svg:y2="10.907cm">
          <text:p/>
        </draw:line>
        <draw:custom-shape draw:style-name="gr17" draw:text-style-name="P7" draw:layer="layout" svg:width="0.183cm" svg:height="0.11cm" svg:x="9.843cm" svg:y="10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6" draw:layer="layout" svg:x1="16.16cm" svg:y1="9.894cm" svg:x2="17.895cm" svg:y2="9.894cm">
          <text:p/>
        </draw:line>
        <draw:line draw:style-name="gr16" draw:text-style-name="P6" draw:layer="layout" svg:x1="15.153cm" svg:y1="9.894cm" svg:x2="20.452cm" svg:y2="9.894cm">
          <text:p/>
        </draw:line>
        <draw:custom-shape draw:style-name="gr17" draw:text-style-name="P7" draw:layer="layout" svg:width="0.184cm" svg:height="0.11cm" svg:x="15.064cm" svg:y="9.8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6" draw:layer="layout" svg:x1="22.795cm" svg:y1="3.219cm" svg:x2="27.298cm" svg:y2="3.219cm">
          <text:p/>
        </draw:line>
        <draw:line draw:style-name="gr16" draw:text-style-name="P15" draw:layer="layout" svg:x1="25.691cm" svg:y1="9.832cm" svg:x2="27.297cm" svg:y2="9.832cm">
          <text:p/>
        </draw:line>
        <draw:line draw:style-name="gr16" draw:text-style-name="P15" draw:layer="layout" svg:x1="27.298cm" svg:y1="3.179cm" svg:x2="27.298cm" svg:y2="9.831cm">
          <text:p/>
        </draw:line>
        <draw:frame draw:style-name="gr49" draw:text-style-name="P3" draw:layer="layout" svg:width="3.411cm" svg:height="0.725cm" svg:x="8.83cm" svg:y="17.73cm">
          <draw:text-box>
            <text:p><text:span text:style-name="T1">0x1001</text:span></text:p>
          </draw:text-box>
        </draw:frame>
        <draw:frame draw:style-name="gr49" draw:text-style-name="P3" draw:layer="layout" svg:width="3.411cm" svg:height="0.725cm" svg:x="8.83cm" svg:y="18.225cm">
          <draw:text-box>
            <text:p><text:span text:style-name="T1">0xFFFF FFFF</text:span></text:p>
          </draw:text-box>
        </draw:frame>
        <draw:frame draw:style-name="gr49" draw:text-style-name="P3" draw:layer="layout" svg:width="3.411cm" svg:height="0.725cm" svg:x="8.83cm" svg:y="17.174cm">
          <draw:text-box>
            <text:p><text:span text:style-name="T1">0xFFFF FFFB</text:span></text:p>
          </draw:text-box>
        </draw:frame>
        <draw:frame draw:style-name="gr18" draw:text-style-name="P3" draw:layer="layout" svg:width="1.101cm" svg:height="0.725cm" svg:x="19.567cm" svg:y="9.906cm">
          <draw:text-box>
            <text:p><text:span text:style-name="T1">32</text:span></text:p>
          </draw:text-box>
        </draw:frame>
        <draw:line draw:style-name="gr2" draw:text-style-name="P2" draw:layer="layout" svg:x1="20.269cm" svg:y1="9.781cm" svg:x2="19.812cm" svg:y2="10.11cm">
          <text:p/>
        </draw:line>
        <draw:frame draw:style-name="gr18" draw:text-style-name="P3" draw:layer="layout" svg:width="1.099cm" svg:height="0.725cm" svg:x="26.094cm" svg:y="9.94cm">
          <draw:text-box>
            <text:p><text:span text:style-name="T1">32</text:span></text:p>
          </draw:text-box>
        </draw:frame>
        <draw:line draw:style-name="gr2" draw:text-style-name="P2" draw:layer="layout" svg:x1="26.695cm" svg:y1="9.69cm" svg:x2="26.238cm" svg:y2="10.019cm">
          <text:p/>
        </draw:line>
        <draw:frame draw:style-name="gr18" draw:text-style-name="P3" draw:layer="layout" svg:width="2.616cm" svg:height="0.725cm" svg:x="20.479cm" svg:y="8.968cm">
          <draw:text-box>
            <text:p><text:span text:style-name="T1">RE</text:span></text:p>
          </draw:text-box>
        </draw:frame>
        <draw:line draw:style-name="gr16" draw:text-style-name="P6" draw:layer="layout" svg:x1="11.997cm" svg:y1="9.188cm" svg:x2="20.45cm" svg:y2="9.188cm">
          <text:p/>
        </draw:line>
        <draw:custom-shape draw:style-name="gr17" draw:text-style-name="P7" draw:layer="layout" svg:width="0.184cm" svg:height="0.109cm" svg:x="11.947cm" svg:y="9.1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10" draw:layer="layout" svg:width="2.337cm" svg:height="1.062cm" draw:transform="rotate (1.5707963267949) translate (1.238cm 5.037cm)">
          <draw:text-box>
            <text:p>MIPS</text:p>
          </draw:text-box>
        </draw:frame>
        <draw:line draw:style-name="gr16" draw:text-style-name="P6" draw:layer="layout" svg:x1="11.098cm" svg:y1="9.555cm" svg:x2="20.452cm" svg:y2="9.555cm">
          <text:p/>
        </draw:line>
        <draw:custom-shape draw:style-name="gr17" draw:text-style-name="P7" draw:layer="layout" svg:width="0.184cm" svg:height="0.109cm" svg:x="10.952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6" draw:layer="layout" svg:x1="11.098cm" svg:y1="6.429cm" svg:x2="20.452cm" svg:y2="6.429cm">
          <text:p/>
        </draw:line>
        <draw:custom-shape draw:style-name="gr17" draw:text-style-name="P7" draw:layer="layout" svg:width="0.184cm" svg:height="0.11cm" svg:x="10.952cm" svg:y="6.3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5" draw:layer="layout" svg:width="5.295cm" svg:height="2.69cm" svg:x="20.448cm" svg:y="13.57cm">
          <text:p text:style-name="P4"><text:span text:style-name="T1">MemVideo</text:span></text:p>
          <draw:enhanced-geometry svg:viewBox="0 0 21600 21600" draw:type="rectangle" draw:enhanced-path="M 0 0 L 21600 0 21600 21600 0 21600 0 0 Z N"/>
        </draw:custom-shape>
        <draw:frame draw:style-name="gr47" draw:text-style-name="P3" draw:layer="layout" svg:width="1.264cm" svg:height="0.725cm" svg:x="20.537cm" svg:y="14.298cm">
          <draw:text-box>
            <text:p><text:span text:style-name="T1">CS</text:span></text:p>
          </draw:text-box>
        </draw:frame>
        <draw:frame draw:style-name="gr18" draw:text-style-name="P3" draw:layer="layout" svg:width="2.616cm" svg:height="0.725cm" svg:x="20.537cm" svg:y="13.831cm">
          <draw:text-box>
            <text:p><text:span text:style-name="T1">Reset</text:span></text:p>
          </draw:text-box>
        </draw:frame>
        <draw:frame draw:style-name="gr18" draw:text-style-name="P3" draw:layer="layout" svg:width="2.616cm" svg:height="0.725cm" svg:x="20.479cm" svg:y="14.691cm">
          <draw:text-box>
            <text:p><text:span text:style-name="T1">WE</text:span></text:p>
          </draw:text-box>
        </draw:frame>
        <draw:frame draw:style-name="gr18" draw:text-style-name="P3" draw:layer="layout" svg:width="2.616cm" svg:height="0.725cm" svg:x="20.479cm" svg:y="15.303cm">
          <draw:text-box>
            <text:p><text:span text:style-name="T1">Clk</text:span></text:p>
          </draw:text-box>
        </draw:frame>
        <draw:frame draw:style-name="gr18" draw:text-style-name="P3" draw:layer="layout" svg:width="2.616cm" svg:height="0.725cm" svg:x="20.479cm" svg:y="15.668cm">
          <draw:text-box>
            <text:p><text:span text:style-name="T1">DataIn</text:span></text:p>
          </draw:text-box>
        </draw:frame>
        <draw:frame draw:style-name="gr18" draw:text-style-name="P3" draw:layer="layout" svg:width="2.614cm" svg:height="0.725cm" svg:x="23.78cm" svg:y="15.567cm">
          <draw:text-box>
            <text:p><text:span text:style-name="T1">DataOut</text:span></text:p>
          </draw:text-box>
        </draw:frame>
        <draw:frame draw:style-name="gr18" draw:text-style-name="P3" draw:layer="layout" svg:width="2.616cm" svg:height="0.725cm" svg:x="20.479cm" svg:y="15.001cm">
          <draw:text-box>
            <text:p><text:span text:style-name="T1">RE</text:span></text:p>
          </draw:text-box>
        </draw:frame>
        <draw:custom-shape draw:style-name="gr51" draw:text-style-name="P12" draw:layer="layout" svg:width="1.199cm" svg:height="2.181cm" svg:x="21.595cm" svg:y="1.8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9" draw:layer="layout" svg:width="1.711cm" svg:height="0.725cm" svg:x="6.321cm" svg:y="18.913cm">
          <draw:text-box>
            <text:p><text:span text:style-name="T2">csVid</text:span></text:p>
          </draw:text-box>
        </draw:frame>
        <draw:line draw:style-name="gr16" draw:text-style-name="P6" draw:layer="layout" svg:x1="8.729cm" svg:y1="19.367cm" svg:x2="19.496cm" svg:y2="19.367cm">
          <text:p/>
        </draw:line>
        <draw:frame draw:style-name="gr49" draw:text-style-name="P3" draw:layer="layout" svg:width="3.411cm" svg:height="0.725cm" svg:x="8.83cm" svg:y="18.808cm">
          <draw:text-box>
            <text:p><text:span text:style-name="T1">0x0000</text:span></text:p>
          </draw:text-box>
        </draw:frame>
        <draw:line draw:style-name="gr16" draw:text-style-name="P16" draw:layer="layout" svg:x1="19.495cm" svg:y1="19.373cm" svg:x2="19.495cm" svg:y2="1.757cm">
          <text:p/>
        </draw:line>
        <draw:line draw:style-name="gr16" draw:text-style-name="P16" draw:layer="layout" svg:x1="19.496cm" svg:y1="14.614cm" svg:x2="20.496cm" svg:y2="14.614cm">
          <text:p/>
        </draw:line>
        <draw:line draw:style-name="gr16" draw:text-style-name="P15" draw:layer="layout" svg:x1="25.692cm" svg:y1="6.894cm" svg:x2="26.796cm" svg:y2="6.894cm">
          <text:p/>
        </draw:line>
        <draw:frame draw:style-name="gr18" draw:text-style-name="P3" draw:layer="layout" svg:width="1.099cm" svg:height="0.725cm" svg:x="25.693cm" svg:y="6.907cm">
          <draw:text-box>
            <text:p><text:span text:style-name="T1">8</text:span></text:p>
          </draw:text-box>
        </draw:frame>
        <draw:line draw:style-name="gr2" draw:text-style-name="P2" draw:layer="layout" svg:x1="26.394cm" svg:y1="6.752cm" svg:x2="25.937cm" svg:y2="7.081cm">
          <text:p/>
        </draw:line>
        <draw:line draw:style-name="gr16" draw:text-style-name="P6" draw:layer="layout" svg:x1="22.795cm" svg:y1="3.694cm" svg:x2="26.796cm" svg:y2="3.694cm">
          <text:p/>
        </draw:line>
        <draw:line draw:style-name="gr16" draw:text-style-name="P16" draw:layer="layout" svg:x1="26.796cm" svg:y1="6.876cm" svg:x2="26.796cm" svg:y2="3.653cm">
          <text:p/>
        </draw:line>
        <draw:line draw:style-name="gr16" draw:text-style-name="P15" draw:layer="layout" svg:x1="25.692cm" svg:y1="12.865cm" svg:x2="27.599cm" svg:y2="12.865cm">
          <text:p/>
        </draw:line>
        <draw:frame draw:style-name="gr18" draw:text-style-name="P3" draw:layer="layout" svg:width="1.099cm" svg:height="0.725cm" svg:x="26.094cm" svg:y="12.973cm">
          <draw:text-box>
            <text:p><text:span text:style-name="T1">8</text:span></text:p>
          </draw:text-box>
        </draw:frame>
        <draw:line draw:style-name="gr2" draw:text-style-name="P2" draw:layer="layout" svg:x1="26.695cm" svg:y1="12.723cm" svg:x2="26.238cm" svg:y2="13.052cm">
          <text:p/>
        </draw:line>
        <draw:line draw:style-name="gr16" draw:text-style-name="P15" draw:layer="layout" svg:x1="25.692cm" svg:y1="15.993cm" svg:x2="28.3cm" svg:y2="15.993cm">
          <text:p/>
        </draw:line>
        <draw:frame draw:style-name="gr18" draw:text-style-name="P3" draw:layer="layout" svg:width="1.099cm" svg:height="0.725cm" svg:x="26.094cm" svg:y="16.101cm">
          <draw:text-box>
            <text:p><text:span text:style-name="T1">8</text:span></text:p>
          </draw:text-box>
        </draw:frame>
        <draw:line draw:style-name="gr2" draw:text-style-name="P2" draw:layer="layout" svg:x1="26.695cm" svg:y1="15.851cm" svg:x2="26.238cm" svg:y2="16.18cm">
          <text:p/>
        </draw:line>
        <draw:line draw:style-name="gr16" draw:text-style-name="P15" draw:layer="layout" svg:x1="27.599cm" svg:y1="2.8cm" svg:x2="27.599cm" svg:y2="12.848cm">
          <text:p/>
        </draw:line>
        <draw:line draw:style-name="gr16" draw:text-style-name="P6" draw:layer="layout" svg:x1="22.795cm" svg:y1="2.84cm" svg:x2="27.598cm" svg:y2="2.84cm">
          <text:p/>
        </draw:line>
        <draw:line draw:style-name="gr16" draw:text-style-name="P15" draw:layer="layout" svg:x1="28.3cm" svg:y1="2.421cm" svg:x2="28.3cm" svg:y2="16cm">
          <text:p/>
        </draw:line>
        <draw:line draw:style-name="gr16" draw:text-style-name="P6" draw:layer="layout" svg:x1="22.795cm" svg:y1="2.461cm" svg:x2="28.3cm" svg:y2="2.461cm">
          <text:p/>
        </draw:line>
        <draw:line draw:style-name="gr16" draw:text-style-name="P6" draw:layer="layout" svg:x1="16.16cm" svg:y1="15.96cm" svg:x2="17.895cm" svg:y2="15.96cm">
          <text:p/>
        </draw:line>
        <draw:line draw:style-name="gr16" draw:text-style-name="P6" draw:layer="layout" svg:x1="15.153cm" svg:y1="15.96cm" svg:x2="20.452cm" svg:y2="15.96cm">
          <text:p/>
        </draw:line>
        <draw:custom-shape draw:style-name="gr17" draw:text-style-name="P7" draw:layer="layout" svg:width="0.184cm" svg:height="0.11cm" svg:x="15.064cm" svg:y="15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3" draw:layer="layout" svg:width="1.099cm" svg:height="0.725cm" svg:x="19.672cm" svg:y="16.007cm">
          <draw:text-box>
            <text:p><text:span text:style-name="T1">8</text:span></text:p>
          </draw:text-box>
        </draw:frame>
        <draw:line draw:style-name="gr2" draw:text-style-name="P2" draw:layer="layout" svg:x1="20.273cm" svg:y1="15.757cm" svg:x2="19.816cm" svg:y2="16.086cm">
          <text:p/>
        </draw:line>
        <draw:line draw:style-name="gr16" draw:text-style-name="P6" draw:layer="layout" svg:x1="11.098cm" svg:y1="15.621cm" svg:x2="20.452cm" svg:y2="15.621cm">
          <text:p/>
        </draw:line>
        <draw:custom-shape draw:style-name="gr17" draw:text-style-name="P7" draw:layer="layout" svg:width="0.184cm" svg:height="0.109cm" svg:x="10.952cm" svg:y="15.5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6" draw:layer="layout" svg:x1="13.246cm" svg:y1="14.978cm" svg:x2="20.449cm" svg:y2="14.978cm">
          <text:p/>
        </draw:line>
        <draw:custom-shape draw:style-name="gr17" draw:text-style-name="P7" draw:layer="layout" svg:width="0.182cm" svg:height="0.111cm" svg:x="13.055cm" svg:y="14.9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6" draw:layer="layout" svg:x1="11.997cm" svg:y1="15.349cm" svg:x2="20.45cm" svg:y2="15.349cm">
          <text:p/>
        </draw:line>
        <draw:custom-shape draw:style-name="gr17" draw:text-style-name="P7" draw:layer="layout" svg:width="0.184cm" svg:height="0.11cm" svg:x="11.947cm" svg:y="15.2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6" draw:layer="layout" svg:x1="10.036cm" svg:y1="14.13cm" svg:x2="20.45cm" svg:y2="14.13cm">
          <text:p/>
        </draw:line>
        <draw:custom-shape draw:style-name="gr17" draw:text-style-name="P7" draw:layer="layout" svg:width="0.183cm" svg:height="0.11cm" svg:x="9.844cm" svg:y="14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6" draw:layer="layout" svg:x1="18.967cm" svg:y1="1.378cm" svg:x2="22.58cm" svg:y2="1.378cm">
          <text:p/>
        </draw:line>
        <draw:line draw:style-name="gr16" draw:text-style-name="P16" draw:layer="layout" svg:x1="22.581cm" svg:y1="1.378cm" svg:x2="22.581cm" svg:y2="1.947cm">
          <text:p/>
        </draw:line>
        <draw:line draw:style-name="gr16" draw:text-style-name="P16" draw:layer="layout" svg:x1="22.38cm" svg:y1="1.567cm" svg:x2="22.38cm" svg:y2="1.946cm">
          <text:p/>
        </draw:line>
        <draw:frame draw:style-name="gr52" draw:text-style-name="P3" draw:layer="layout" svg:width="2.136cm" svg:height="0.725cm" svg:x="16.358cm" svg:y="0.975cm">
          <draw:text-box>
            <text:p><text:span text:style-name="T1">csGalois</text:span></text:p>
          </draw:text-box>
        </draw:frame>
        <draw:frame draw:style-name="gr53" draw:text-style-name="P3" draw:layer="layout" svg:width="2.496cm" svg:height="0.725cm" svg:x="22.581cm" svg:y="0.999cm">
          <draw:text-box>
            <text:p><text:span text:style-name="T1">csBotones</text:span></text:p>
          </draw:text-box>
        </draw:frame>
        <draw:line draw:style-name="gr16" draw:text-style-name="P6" draw:layer="layout" svg:x1="18.064cm" svg:y1="1.659cm" svg:x2="22.179cm" svg:y2="1.659cm">
          <text:p/>
        </draw:line>
        <draw:line draw:style-name="gr16" draw:text-style-name="P6" draw:layer="layout" svg:x1="19.469cm" svg:y1="1.754cm" svg:x2="21.878cm" svg:y2="1.754cm">
          <text:p/>
        </draw:line>
        <draw:line draw:style-name="gr16" draw:text-style-name="P16" draw:layer="layout" svg:x1="22.179cm" svg:y1="1.662cm" svg:x2="22.179cm" svg:y2="1.946cm">
          <text:p/>
        </draw:line>
        <draw:line draw:style-name="gr16" draw:text-style-name="P16" draw:layer="layout" svg:x1="21.878cm" svg:y1="1.757cm" svg:x2="21.878cm" svg:y2="1.947cm">
          <text:p/>
        </draw:line>
        <draw:frame draw:style-name="gr54" draw:text-style-name="P3" draw:layer="layout" svg:width="1.536cm" svg:height="0.725cm" svg:x="19.542cm" svg:y="1.639cm">
          <draw:text-box>
            <text:p><text:span text:style-name="T1">csVid</text:span></text:p>
          </draw:text-box>
        </draw:frame>
        <draw:frame draw:style-name="gr55" draw:text-style-name="P3" draw:layer="layout" svg:width="1.872cm" svg:height="0.725cm" svg:x="17.261cm" svg:y="1.947cm">
          <draw:text-box>
            <text:p><text:span text:style-name="T1">csMem</text:span></text:p>
          </draw:text-box>
        </draw:frame>
        <draw:custom-shape draw:style-name="gr17" draw:text-style-name="P7" draw:layer="layout" svg:width="0.184cm" svg:height="0.11cm" svg:x="17.975cm" svg:y="8.4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0.184cm" svg:height="0.11cm" svg:x="19.405cm" svg:y="14.5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3" draw:layer="layout" svg:width="1.5cm" svg:height="0.962cm" draw:transform="rotate (1.5707963267949) translate (21.9cm 3.6cm)">
          <draw:text-box>
            <text:p><text:span text:style-name="T1">Mux</text:span></text:p>
          </draw:text-box>
        </draw:frame>
        <draw:frame draw:style-name="gr57" draw:text-style-name="P10" draw:layer="layout" svg:width="3.736cm" svg:height="1.673cm" svg:x="1.1cm" svg:y="9.3cm">
          <draw:text-box>
            <text:p>Hildebrandt</text:p>
            <text:p>Prieto</text:p>
          </draw:text-box>
        </draw:frame>
        <draw:frame draw:style-name="gr18" draw:text-style-name="P3" draw:layer="layout" svg:width="2.616cm" svg:height="0.725cm" svg:x="20.537cm" svg:y="7.399cm">
          <draw:text-box>
            <text:p><text:span text:style-name="T1">Dir</text:span></text:p>
          </draw:text-box>
        </draw:frame>
        <draw:line draw:style-name="gr16" draw:text-style-name="P6" draw:layer="layout" svg:x1="16.1cm" svg:y1="7.765cm" svg:x2="20.448cm" svg:y2="7.765cm">
          <text:p/>
        </draw:line>
        <draw:custom-shape draw:style-name="gr17" draw:text-style-name="P7" draw:layer="layout" svg:width="0.183cm" svg:height="0.11cm" svg:x="16.054cm" svg:y="7.7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0.2cm" svg:y1="7.57cm" svg:x2="19.743cm" svg:y2="7.899cm">
          <text:p/>
        </draw:line>
        <draw:frame draw:style-name="gr18" draw:text-style-name="P3" draw:layer="layout" svg:width="1.101cm" svg:height="0.725cm" svg:x="19.399cm" svg:y="7.1cm">
          <draw:text-box>
            <text:p><text:span text:style-name="T1">10</text:span></text:p>
          </draw:text-box>
        </draw:frame>
        <draw:frame draw:style-name="gr18" draw:text-style-name="P3" draw:layer="layout" svg:width="2.616cm" svg:height="0.725cm" svg:x="20.537cm" svg:y="13.399cm">
          <draw:text-box>
            <text:p><text:span text:style-name="T1">Dir</text:span></text:p>
          </draw:text-box>
        </draw:frame>
        <draw:line draw:style-name="gr16" draw:text-style-name="P6" draw:layer="layout" svg:x1="16.1cm" svg:y1="13.765cm" svg:x2="20.448cm" svg:y2="13.765cm">
          <text:p/>
        </draw:line>
        <draw:custom-shape draw:style-name="gr17" draw:text-style-name="P7" draw:layer="layout" svg:width="0.183cm" svg:height="0.11cm" svg:x="16.054cm" svg:y="13.7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0.2cm" svg:y1="13.57cm" svg:x2="19.743cm" svg:y2="13.899cm">
          <text:p/>
        </draw:line>
        <draw:frame draw:style-name="gr18" draw:text-style-name="P3" draw:layer="layout" svg:width="1.101cm" svg:height="0.725cm" svg:x="19.399cm" svg:y="13.1cm">
          <draw:text-box>
            <text:p><text:span text:style-name="T1">15</text:span></text:p>
          </draw:text-box>
        </draw:frame>
        <draw:frame draw:style-name="gr18" draw:text-style-name="P3" draw:layer="layout" svg:width="2.616cm" svg:height="0.725cm" svg:x="25.5cm" svg:y="11.275cm">
          <draw:text-box>
            <text:p><text:span text:style-name="T1">Botones</text:span></text:p>
          </draw:text-box>
        </draw:frame>
        <draw:line draw:style-name="gr58" draw:text-style-name="P16" draw:layer="layout" svg:x1="25.8cm" svg:y1="11.4cm" svg:x2="27.1cm" svg:y2="11.4cm">
          <text:p/>
        </draw:line>
        <draw:g>
          <draw:custom-shape draw:style-name="gr59" draw:text-style-name="P12" draw:layer="layout" svg:width="1cm" svg:height="1.6cm" svg:x="26.245cm" svg:y="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0" draw:text-style-name="P18" draw:layer="layout" svg:width="1.268cm" svg:height="1.319cm" svg:x="26.145cm" svg:y="5.1cm">
            <draw:text-box>
              <text:p text:style-name="P17"><text:span text:style-name="T4">Ext.</text:span><text:span text:style-name="T4"><text:line-break/></text:span><text:span text:style-name="T4">sin</text:span><text:span text:style-name="T4"><text:line-break/></text:span><text:span text:style-name="T4">signo</text:span></text:p>
            </draw:text-box>
          </draw:frame>
        </draw:g>
        <draw:g>
          <draw:custom-shape draw:style-name="gr59" draw:text-style-name="P12" draw:layer="layout" svg:width="1cm" svg:height="1.6cm" svg:x="27.1cm" svg:y="9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0" draw:text-style-name="P18" draw:layer="layout" svg:width="1.268cm" svg:height="1.319cm" svg:x="27cm" svg:y="10cm">
            <draw:text-box>
              <text:p text:style-name="P17"><text:span text:style-name="T4">Ext.</text:span><text:span text:style-name="T4"><text:line-break/></text:span><text:span text:style-name="T4">sin</text:span><text:span text:style-name="T4"><text:line-break/></text:span><text:span text:style-name="T4">signo</text:span></text:p>
            </draw:text-box>
          </draw:frame>
        </draw:g>
        <draw:g>
          <draw:custom-shape draw:style-name="gr59" draw:text-style-name="P12" draw:layer="layout" svg:width="1cm" svg:height="1.6cm" svg:x="27.732cm" svg:y="13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0" draw:text-style-name="P18" draw:layer="layout" svg:width="1.268cm" svg:height="1.319cm" svg:x="27.632cm" svg:y="14cm">
            <draw:text-box>
              <text:p text:style-name="P17"><text:span text:style-name="T4">Ext.</text:span><text:span text:style-name="T4"><text:line-break/></text:span><text:span text:style-name="T4">sin</text:span><text:span text:style-name="T4"><text:line-break/></text:span><text:span text:style-name="T4">signo</text:span></text:p>
            </draw:text-box>
          </draw:frame>
        </draw:g>
        <draw:frame draw:style-name="gr18" draw:text-style-name="P3" draw:layer="layout" svg:width="1.099cm" svg:height="0.725cm" svg:x="23.138cm" svg:y="3.566cm">
          <draw:text-box>
            <text:p><text:span text:style-name="T1">32</text:span></text:p>
          </draw:text-box>
        </draw:frame>
        <draw:line draw:style-name="gr2" draw:text-style-name="P2" draw:layer="layout" svg:x1="23.701cm" svg:y1="3.487cm" svg:x2="23.244cm" svg:y2="3.816cm">
          <text:p/>
        </draw:line>
        <draw:frame draw:style-name="gr18" draw:text-style-name="P3" draw:layer="layout" svg:width="1.099cm" svg:height="0.725cm" svg:x="23.839cm" svg:y="3.109cm">
          <draw:text-box>
            <text:p><text:span text:style-name="T1">32</text:span></text:p>
          </draw:text-box>
        </draw:frame>
        <draw:line draw:style-name="gr2" draw:text-style-name="P2" draw:layer="layout" svg:x1="24.402cm" svg:y1="3.03cm" svg:x2="23.945cm" svg:y2="3.359cm">
          <text:p/>
        </draw:line>
        <draw:frame draw:style-name="gr18" draw:text-style-name="P3" draw:layer="layout" svg:width="1.099cm" svg:height="0.725cm" svg:x="23.14cm" svg:y="2.671cm">
          <draw:text-box>
            <text:p><text:span text:style-name="T1">32</text:span></text:p>
          </draw:text-box>
        </draw:frame>
        <draw:line draw:style-name="gr2" draw:text-style-name="P2" draw:layer="layout" svg:x1="23.703cm" svg:y1="2.63cm" svg:x2="23.246cm" svg:y2="2.959cm">
          <text:p/>
        </draw:line>
        <draw:frame draw:style-name="gr18" draw:text-style-name="P3" draw:layer="layout" svg:width="1.099cm" svg:height="0.725cm" svg:x="23.841cm" svg:y="2.29cm">
          <draw:text-box>
            <text:p><text:span text:style-name="T1">32</text:span></text:p>
          </draw:text-box>
        </draw:frame>
        <draw:line draw:style-name="gr2" draw:text-style-name="P2" draw:layer="layout" svg:x1="24.404cm" svg:y1="2.268cm" svg:x2="23.947cm" svg:y2="2.597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PY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1" svg:stroke-color="#000000" draw:fill="none" draw:fill-gradient-name="Gradient_20_1" draw:fill-hatch-name="Hatching_20_91" draw:fill-image-name="Bitmap_20_1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6-07T08:26:18.643000000</meta:creation-date>
    <dc:date>2020-05-08T14:48:42.401000000</dc:date>
    <meta:editing-duration>PT1H40M41S</meta:editing-duration>
    <meta:editing-cycles>25</meta:editing-cycles>
    <meta:generator>LibreOffice/6.3.6.2$Windows_X86_64 LibreOffice_project/2196df99b074d8a661f4036fca8fa0cbfa33a497</meta:generator>
    <meta:print-date>2019-06-07T10:11:58.164000000</meta:print-date>
    <meta:document-statistic meta:object-count="331"/>
  </office:meta>
</office:document-meta>
</file>